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50.00%" fo:text-align="left"/>
    </style:style>
  </office:automatic-styles>
  <office:body>
    <office:text>
      <text:p text:style-name="P1"><text:span text:style-name="T1">Scope and the Delimitation</text:span></text:p>
      <text:p text:style-name="P1"><text:span text:style-name="T2">This reseach study found out the factors that predict significantly that the senior high school in TVL ICT has been addicted in dota 2. The essential apprehension of the study is to gather results of the TVL ICT<text:s text:c="2"/>students who are addicted on dota 2. This study<text:s text:c="2"/>was<text:s text:c="2"/>delimitated<text:s text:c="2"/>to 35 students from Grade 12 TVL ICT. It covered the academic performace of the students<text:s text:c="2"/>in terms of their grades, performace, and activities and likewise<text:s text:c="2"/>the level of awareness of the<text:s text:c="2"/>students who are dota 2 addicted that it will affects the academic performan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